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gif" manifest:full-path="Pictures/10000200000000010000000175F347A4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imbus Sans L" svg:font-family="'Nimbus Sans 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2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222222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P3" style:family="paragraph" style:parent-style-name="Standard">
      <style:paragraph-properties fo:margin-top="0in" fo:margin-bottom="0in" style:line-height-at-least="0.0626in" fo:background-color="#f1f1f1">
        <style:background-image/>
      </style:paragraph-properties>
    </style:style>
    <style:style style:name="P4" style:family="paragraph" style:parent-style-name="Standard" style:master-page-name="Standard">
      <style:paragraph-properties fo:margin-top="0in" fo:margin-bottom="0in" fo:line-height="100%" fo:text-align="center" style:justify-single-word="false" style:page-number="auto" fo:background-color="#ffffff">
        <style:background-image/>
      </style:paragraph-properties>
    </style:style>
    <style:style style:name="P5" style:family="paragraph" style:parent-style-name="Standard">
      <style:paragraph-properties fo:margin-top="0.0193in" fo:margin-bottom="0.0193in" fo:line-height="100%" fo:text-align="justify" style:justify-single-word="false" fo:background-color="#ffffff">
        <style:background-image/>
      </style:paragraph-properties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222222" style:font-name="Arial" fo:font-size="10pt" style:font-name-asian="Times New Roman1" style:font-size-asian="10pt" style:language-asian="pt" style:country-asian="BR" style:font-name-complex="Arial1" style:font-size-complex="10pt"/>
    </style:style>
    <style:style style:name="T2" style:family="text">
      <style:text-properties fo:color="#222222" style:font-name="Symbol" fo:font-size="10pt" style:font-name-asian="Times New Roman1" style:font-size-asian="10pt" style:language-asian="pt" style:country-asian="BR" style:font-name-complex="Arial1" style:font-size-complex="10pt"/>
    </style:style>
    <style:style style:name="T3" style:family="text">
      <style:text-properties fo:color="#222222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0.0098in" svg:height="0.0098in" svg:x="0in" svg:y="0in">
        <draw:image xlink:href="Pictures/10000200000000010000000175F347A4.gif" xlink:type="simple" xlink:show="embed" xlink:actuate="onLoad">
          <text:p/>
        </draw:image>
      </draw:frame>
      <text:p text:style-name="P4"><text:span text:style-name="T1"><text:line-break/>Leia-me</text:span></text:p>
      <text:p text:style-name="P1"><text:span text:style-name="T1"> </text:span></text:p>
      <text:p text:style-name="P2"/>
      <text:p text:style-name="P2"/>
      <text:p text:style-name="P5"><text:span text:style-name="T2"></text:span><text:span text:style-name="T3">        - </text:span><text:span text:style-name="T1">Foi definida as normas, as ferramentas e a metodologia que será utilizada nos testes ao longo do projeto.</text:span></text:p>
      <text:p text:style-name="P5"><text:span text:style-name="T2"></text:span><text:span text:style-name="T3">      -   </text:span><text:span text:style-name="T1">Foi feito um documento contendo as informações citadas acima</text:span></text:p>
      <text:p text:style-name="P5"><text:span text:style-name="T2"></text:span><text:span text:style-name="T3">        - </text:span><text:span text:style-name="T1">Adaptar o modelo do processo de teste adquirido junto ao CERCOMP ao contexto da fábrica de software</text:span></text:p>
      <text:p text:style-name="P5"><text:span text:style-name="T2"></text:span><text:span text:style-name="T3">      -   </text:span><text:span text:style-name="T1">Dar inicio ao plano de testes</text:span></text:p>
      <text:p text:style-name="P3"><draw:frame draw:style-name="fr1" text:anchor-type="as-char" svg:width="0.0102in" svg:height="0.0161in" draw:z-index="1"><draw:image xlink:href="Pictures/10000200000000010000000175F347A4.gif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imbus Sans L" svg:font-family="'Nimbus Sans 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imbus Sans L" style:font-size-asian="12pt" style:language-asian="zh" style:country-asian="CN" style:font-name-complex="Nimbus Sans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Nimbus Sans L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roto</meta:initial-creator>
    <dc:creator>Giroto</dc:creator>
    <meta:editing-cycles>1</meta:editing-cycles>
    <meta:creation-date>2012-11-09T01:28:00</meta:creation-date>
    <dc:date>2012-11-09T01:30:00</dc:date>
    <meta:editing-duration>PT2S</meta:editing-duration>
    <meta:generator>OpenOffice.org/3.3$Linux OpenOffice.org_project/330m20$Build-9567</meta:generator>
    <meta:document-statistic meta:table-count="0" meta:image-count="1" meta:object-count="0" meta:page-count="1" meta:paragraph-count="7" meta:word-count="59" meta:character-count="3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